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2dcb8" officeooo:paragraph-rsid="0002dcb8"/>
    </style:style>
    <style:style style:name="P2" style:family="paragraph" style:parent-style-name="Subtitle">
      <style:text-properties officeooo:rsid="00014898" officeooo:paragraph-rsid="00014898"/>
    </style:style>
    <style:style style:name="P3" style:family="paragraph" style:parent-style-name="Text_20_body">
      <style:text-properties officeooo:rsid="00014898" officeooo:paragraph-rsid="00014898"/>
    </style:style>
    <style:style style:name="P4" style:family="paragraph" style:parent-style-name="Title">
      <style:text-properties style:font-name="Liberation Serif" officeooo:rsid="00014898" officeooo:paragraph-rsid="00014898"/>
    </style:style>
    <style:style style:name="T1" style:family="text">
      <style:text-properties officeooo:rsid="0002d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alabrese Alberto – 1709532</text:p>
      <text:p text:style-name="P2">Project’s Client <text:span text:style-name="T1">d</text:span>ocumentation</text:p>
      <text:p text:style-name="P3"/>
      <text:h text:style-name="P1" text:outline-level="1">Connection to Server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2:07:09.668871183</meta:creation-date>
    <dc:date>2022-12-29T12:26:29.830902040</dc:date>
    <meta:editing-duration>PT7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9" meta:character-count="77" meta:non-whitespace-character-count="70"/>
  </office:meta>
</office:document-meta>
</file>